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4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4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paragraph-properties fo:break-before="page"/>
      <style:text-properties officeooo:rsid="0026e81d" officeooo:paragraph-rsid="0026e81d"/>
    </style:style>
    <style:style style:name="P46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47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48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text-properties officeooo:rsid="001f79f9" officeooo:paragraph-rsid="001f79f9"/>
    </style:style>
    <style:style style:name="P50" style:family="paragraph" style:parent-style-name="Standard" style:list-style-name="L2">
      <style:text-properties officeooo:rsid="001f79f9" officeooo:paragraph-rsid="001f79f9"/>
    </style:style>
    <style:style style:name="P51" style:family="paragraph" style:parent-style-name="Standard" style:list-style-name="L2">
      <style:text-properties officeooo:rsid="0020a595" officeooo:paragraph-rsid="0020a595"/>
    </style:style>
    <style:style style:name="P52" style:family="paragraph" style:parent-style-name="Standard" style:list-style-name="L3">
      <style:text-properties officeooo:rsid="0020a595" officeooo:paragraph-rsid="0020a595"/>
    </style:style>
    <style:style style:name="P53" style:family="paragraph" style:parent-style-name="Standard" style:list-style-name="L2">
      <style:text-properties officeooo:rsid="002168f8" officeooo:paragraph-rsid="002168f8"/>
    </style:style>
    <style:style style:name="P54" style:family="paragraph" style:parent-style-name="Standard" style:list-style-name="L2">
      <style:text-properties officeooo:rsid="002435e6" officeooo:paragraph-rsid="002435e6"/>
    </style:style>
    <style:style style:name="P55" style:family="paragraph" style:parent-style-name="Standard" style:list-style-name="L2">
      <style:text-properties officeooo:rsid="0022e927" officeooo:paragraph-rsid="0022e927"/>
    </style:style>
    <style:style style:name="P56" style:family="paragraph" style:parent-style-name="Standard" style:list-style-name="L2">
      <style:text-properties officeooo:rsid="002481a3" officeooo:paragraph-rsid="002481a3"/>
    </style:style>
    <style:style style:name="P57" style:family="paragraph" style:parent-style-name="Standard" style:list-style-name="L4">
      <style:text-properties officeooo:rsid="002f6df8" officeooo:paragraph-rsid="002f6df8"/>
    </style:style>
    <style:style style:name="P58" style:family="paragraph" style:parent-style-name="Standard" style:list-style-name="L4">
      <style:text-properties style:text-underline-style="none" officeooo:rsid="002f6df8" officeooo:paragraph-rsid="002f6df8"/>
    </style:style>
    <style:style style:name="P59" style:family="paragraph" style:parent-style-name="Standard" style:list-style-name="L5">
      <style:text-properties style:text-underline-style="none" officeooo:rsid="002fd717" officeooo:paragraph-rsid="002fd717"/>
    </style:style>
    <style:style style:name="P60" style:family="paragraph" style:parent-style-name="Standard" style:list-style-name="L5">
      <style:text-properties officeooo:rsid="002fd717" officeooo:paragraph-rsid="002fd717"/>
    </style:style>
    <style:style style:name="P61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62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6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variant="normal" fo:text-transform="none" fo:color="#6a8759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68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69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70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71" style:family="paragraph" style:parent-style-name="Standard">
      <style:paragraph-properties fo:break-before="page"/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72" style:family="paragraph">
      <style:paragraph-properties style:text-autospace="none"/>
    </style:style>
    <style:style style:name="P7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7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cc7832" style:font-name="JetBrains Mono" fo:font-size="10pt" fo:font-style="normal" style:font-size-asian="10pt" style:font-style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style:font-size-asian="10pt" style:font-style-asian="normal"/>
    </style:style>
    <style:style style:name="T8" style:family="text">
      <style:text-properties fo:color="#a9b7c6" style:font-name="JetBrains Mono" fo:font-size="10pt" fo:font-style="normal" style:font-size-asian="10pt" style:font-style-asian="normal"/>
    </style:style>
    <style:style style:name="T9" style:family="text">
      <style:text-properties fo:color="#a9b7c6" style:font-name="JetBrains Mono" fo:font-size="10pt" style:font-size-asian="10pt"/>
    </style:style>
    <style:style style:name="T1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style:font-name="JetBrains Mono" fo:font-size="10pt" fo:font-style="normal" style:font-size-asian="10pt" style:font-style-asian="normal"/>
    </style:style>
    <style:style style:name="T12" style:family="text">
      <style:text-properties fo:color="#bbb529" style:font-name="JetBrains Mono" fo:font-size="10pt" fo:font-style="normal" style:font-size-asian="10pt" style:font-style-asian="normal"/>
    </style:style>
    <style:style style:name="T13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style:font-name="JetBrains Mono" fo:font-size="10pt" fo:font-style="normal" style:font-size-asian="10pt" style:font-style-asian="normal"/>
    </style:style>
    <style:style style:name="T15" style:family="text">
      <style:text-properties fo:color="#808080" style:font-name="JetBrains Mono" fo:font-size="10pt" fo:font-style="normal" style:font-size-asian="10pt" style:font-style-asian="normal"/>
    </style:style>
    <style:style style:name="T1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style:font-name="JetBrains Mono" fo:font-size="10pt" fo:font-style="normal" style:font-size-asian="10pt" style:font-style-asian="normal"/>
    </style:style>
    <style:style style:name="T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" fo:font-size="10pt" fo:font-style="normal" style:font-size-asian="10pt" style:font-style-asian="normal"/>
    </style:style>
    <style:style style:name="T20" style:family="text">
      <style:text-properties fo:color="#6a8759" style:font-name="JetBrains Mono" fo:font-size="10pt" fo:font-style="normal" style:font-size-asian="10pt" style:font-style-asian="normal"/>
    </style:style>
    <style:style style:name="T21" style:family="text">
      <style:text-properties officeooo:rsid="0026e81d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officeooo:rsid="0029a577" style:font-style-asian="italic" style:font-style-complex="italic"/>
    </style:style>
    <style:style style:name="T24" style:family="text">
      <style:text-properties fo:font-style="italic" style:text-underline-style="none" officeooo:rsid="003083e3" style:font-style-asian="italic" style:font-style-complex="italic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2f6df8"/>
    </style:style>
    <style:style style:name="T27" style:family="text">
      <style:text-properties fo:font-variant="normal" fo:text-transform="none" style:font-name="ui-monospace" fo:font-size="9pt" fo:letter-spacing="normal" fo:font-style="normal" fo:font-weight="normal"/>
    </style:style>
    <style:style style:name="T28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9" style:family="text">
      <style:text-properties fo:color="#9876aa" style:font-name="JetBrains Mono" fo:font-size="10pt" fo:font-style="normal" style:font-size-asian="10pt" style:font-style-asian="normal"/>
    </style:style>
    <style:style style:name="T30" style:family="text">
      <style:text-properties fo:color="#9876aa" style:font-name="JetBrains Mono" fo:font-size="10pt" style:font-size-asian="10pt"/>
    </style:style>
    <style:style style:name="T31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32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33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34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35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36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37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38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9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0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3948370" text:style-name="L1">
        <text:list-item>
          <text:p text:style-name="P49">What I did</text:p>
        </text:list-item>
      </text:list>
      <text:p text:style-name="P1"/>
      <text:list xml:id="list3296585116" text:style-name="L2">
        <text:list-item>
          <text:p text:style-name="P50">Forked repostitory start from Spring guru. (Could create own with only a READMe.md)</text:p>
        </text:list-item>
        <text:list-item>
          <text:p text:style-name="P50">open IntelliJ → file→ new project → from version control → from workDirectory\sfg-di (created new directory sfg-di)</text:p>
        </text:list-item>
        <text:list-item>
          <text:p text:style-name="P50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50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51">add and commit work to master branch</text:p>
          <text:p text:style-name="P51"><text:s text:c="16"/>git add .</text:p>
          <text:p text:style-name="P51"><text:tab/> <text:s text:c="3"/>git comit -m "add spring depency project"</text:p>
        </text:list-item>
        <text:list-item>
          <text:p text:style-name="P51">create new branch add-spring-project</text:p>
        </text:list-item>
      </text:list>
      <text:p text:style-name="P2"><text:tab/><text:tab/>git switch -c add-spring-project</text:p>
      <text:list xml:id="list270878611" text:style-name="L3">
        <text:list-header>
          <text:p text:style-name="P52"/>
        </text:list-header>
      </text:list>
      <text:p text:style-name="P2"><text:s text:c="11"/></text:p>
      <text:list xml:id="list111426091026695" text:continue-list="list3296585116" text:style-name="L2">
        <text:list-item>
          <text:p text:style-name="P50">extract the contends and drag and dop the files to the pr<text:span text:style-name="T1">o</text:span>ject directory</text:p>
          <text:p text:style-name="P51"/>
        </text:list-item>
        <text:list-item>
          <text:p text:style-name="P53">open pom, right click in text área and select “add as maven project”</text:p>
        </text:list-item>
        <text:list-item>
          <text:p text:style-name="P54">set up the JDK in file→ project structure</text:p>
        </text:list-item>
        <text:list-item>
          <text:p text:style-name="P55">run “verify” on the project</text:p>
        </text:list-item>
        <text:list-item>
          <text:p text:style-name="P56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40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5" draw:text-style-name="P74" svg:width="11.792cm" svg:height="7.129cm" svg:x="0.496cm" svg:y="0.328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7">// add as Spring managed controller</text:span><text:span text:style-name="T37"><text:line-break/></text:span><text:span text:style-name="T33">@Controller</text:span><text:span text:style-name="T33"><text:line-break/></text:span><text:span text:style-name="T31">public class </text:span><text:span text:style-name="T32">MyController {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sayHello</text:span><text:span text:style-name="T32">(){</text:span><text:span text:style-name="T32"><text:line-break/></text:span><text:span text:style-name="T32"> <text:s text:c="7"/>System.</text:span><text:span text:style-name="T39">out</text:span><text:span text:style-name="T32">.println(</text:span><text:span text:style-name="T34">"Hello world!!"</text:span><text:span text:style-name="T32">)</text:span><text:span text:style-name="T31">;</text:span><text:span text:style-name="T31"><text:line-break/></text:span><text:span text:style-name="T31"> <text:s text:c="7"/>return </text:span><text:span text:style-name="T34">"Hi folks!!!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21">In The application main class</text:span></text:p>
      <text:p text:style-name="P4"><draw:frame text:anchor-type="paragraph" draw:z-index="2" draw:name="Shape2" draw:style-name="gr3" draw:text-style-name="P74" svg:width="17.777cm" svg:height="6.167cm" svg:x="0.661cm" svg:y="0.413cm"><draw:text-box><text:p text:style-name="P72"><text:span text:style-name="T31">public static void </text:span><text:span text:style-name="T35">main</text:span><text:span text:style-name="T32">(String[] args) {</text:span><text:span text:style-name="T32"><text:line-break/></text:span><text:span text:style-name="T32"><text:line-break/></text:span><text:span text:style-name="T32"><text:tab/></text:span><text:span text:style-name="T37">//SpringApplication.run(SfgDiApplication.class, args);</text:span><text:span text:style-name="T37"><text:line-break/></text:span><text:span text:style-name="T37"><text:tab/></text:span><text:span text:style-name="T37">// return a context from the application</text:span><text:span text:style-name="T37"><text:line-break/></text:span><text:span text:style-name="T37"><text:tab/></text:span><text:span text:style-name="T32">ApplicationContext ctx = SpringApplication.</text:span><text:span text:style-name="T38">run</text:span><text:span text:style-name="T32">(SfgDiApplication.</text:span><text:span text:style-name="T31">class, </text:span><text:span text:style-name="T32">args)</text:span><text:span text:style-name="T31">;</text:span><text:span text:style-name="T31"><text:line-break/></text:span><text:span text:style-name="T31"> <text:s text:c="3"/></text:span><text:span text:style-name="T37">/*</text:span><text:span text:style-name="T37"><text:line-break/></text:span><text:span text:style-name="T37"> <text:s text:c="6"/>return a reference to the controller from the context</text:span><text:span text:style-name="T37"><text:line-break/></text:span><text:span text:style-name="T37"> <text:s text:c="6"/>by default the name is the same, but starts with lowercase</text:span><text:span text:style-name="T37"><text:line-break/></text:span><text:span text:style-name="T37"> <text:s text:c="6"/>Must cast as it's an Object type returned</text:span><text:span text:style-name="T37"><text:line-break/></text:span><text:span text:style-name="T37"> <text:s text:c="4"/>*/</text:span><text:span text:style-name="T37"><text:line-break/></text:span><text:span text:style-name="T37"><text:tab/></text:span><text:span text:style-name="T32">MyController myController = (MyController)ctx.getBean(</text:span><text:span text:style-name="T34">"myController"</text:span><text:span text:style-name="T32">)</text:span><text:span text:style-name="T31">;</text:span><text:span text:style-name="T31"><text:line-break/></text:span><text:span text:style-name="T31"><text:line-break/></text:span><text:span text:style-name="T31"><text:tab/></text:span><text:span text:style-name="T32">String greeting = myController.sayHello()</text:span><text:span text:style-name="T31">;</text:span><text:span text:style-name="T31"><text:line-break/></text:span><text:span text:style-name="T31"><text:tab/></text:span><text:span text:style-name="T32">System.</text:span><text:span text:style-name="T39">out</text:span><text:span text:style-name="T32">.println(greeting)</text:span><text:span text:style-name="T31">;</text:span><text:span text:style-name="T31"><text:line-break/></text:span><text:span text:style-name="T32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4" draw:text-style-name="P74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41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22">• Follows Interface Segregation Principle of SOLID</text:p>
      <text:p text:style-name="P22">• Also, makes your code more testable - mocking becomes trivial</text:p>
      <text:p text:style-name="P22"/>
      <text:p text:style-name="P20"><text:span text:style-name="T22">Here He s</text:span><text:span text:style-name="T23">h</text:span><text:span text:style-name="T22">ows three different ways of dependency injection, and the prefered meth</text:span><text:span text:style-name="T23">o</text:span><text:span text:style-name="T22">d in via a constructor.</text:span></text:p>
      <text:p text:style-name="P22"/>
      <text:p text:style-name="P22"/>
      <text:p text:style-name="P20"><text:span text:style-name="T2">package </text:span><text:span text:style-name="T6">guru.springframework.sfgdi.services</text:span><text:span text:style-name="T2">;</text:span><text:line-break/><text:line-break/><text:span text:style-name="T2">public interface </text:span><text:span text:style-name="T6">GreetingService {</text:span><text:line-break/><text:line-break/><text:span text:style-name="T6"> <text:s text:c="3"/>String </text:span><text:span text:style-name="T16">sayGreeting</text:span><text:span text:style-name="T6">()</text:span><text:span text:style-name="T2">;</text:span><text:line-break/><text:span text:style-name="T6">}</text:span></text:p>
      <text:p text:style-name="P20"/>
      <text:p text:style-name="P20"/>
      <text:p text:style-name="P20"><text:span text:style-name="T2">package </text:span><text:span text:style-name="T6">guru.springframework.sfgdi.services</text:span><text:span text:style-name="T2">;</text:span><text:line-break/><text:line-break/><text:span text:style-name="T2">public class </text:span><text:span text:style-name="T6">GreetingServiceImpl </text:span><text:span text:style-name="T2">implements </text:span><text:span text:style-name="T6">GreetingService{</text:span><text:line-break/><text:span text:style-name="T6"> <text:s text:c="3"/></text:span><text:span text:style-name="T10">@Override</text:span><text:line-break/><text:span text:style-name="T10"> <text:s text:c="3"/></text:span><text:span text:style-name="T2">public </text:span><text:span text:style-name="T6">String </text:span><text:span text:style-name="T16">sayGreeting</text:span><text:span text:style-name="T6">() {</text:span><text:line-break/><text:span text:style-name="T6"> <text:s text:c="7"/></text:span><text:span text:style-name="T2">return </text:span><text:span text:style-name="T18">"Hello world"</text:span><text:span text:style-name="T2">;</text:span><text:line-break/><text:span text:style-name="T2"> <text:s text:c="3"/></text:span><text:span text:style-name="T6">}</text:span><text:line-break/><text:span text:style-name="T6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3" draw:text-style-name="P74" svg:width="11.56cm" svg:height="5.345cm" svg:x="-0.083cm" svg:y="0.159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<text:line-break/></text:span><text:span text:style-name="T31">public class </text:span><text:span text:style-name="T32">PropertyInjectionController {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6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1" draw:text-style-name="P74" svg:width="13.644cm" svg:height="10.277cm" svg:x="-0.101cm" svg:y="0.286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Impl</text:span><text:span text:style-name="T31">;</text:span><text:span text:style-name="T31"><text:line-break/></text:span><text:span text:style-name="T31">import </text:span><text:span text:style-name="T32">org.junit.jupiter.api.</text:span><text:span text:style-name="T33">BeforeEach</text:span><text:span text:style-name="T31">;</text:span><text:span text:style-name="T31"><text:line-break/></text:span><text:span text:style-name="T31">import </text:span><text:span text:style-name="T32">org.junit.jupiter.api.</text:span><text:span text:style-name="T33">Test</text:span><text:span text:style-name="T31">;</text:span><text:span text:style-name="T31"><text:line-break/></text:span><text:span text:style-name="T31"><text:line-break/></text:span><text:span text:style-name="T31">import static </text:span><text:span text:style-name="T32">org.junit.jupiter.api.Assertions.*</text:span><text:span text:style-name="T31">;</text:span><text:span text:style-name="T31"><text:line-break/></text:span><text:span text:style-name="T31"><text:line-break/></text:span><text:span text:style-name="T31">class </text:span><text:span text:style-name="T32">PropertyInjectionControllerTest {</text:span><text:span text:style-name="T32"><text:line-break/></text:span><text:span text:style-name="T32"> <text:s text:c="3"/>PropertyInjectionController </text:span><text:span text:style-name="T36">controller</text:span><text:span text:style-name="T31">;</text:span><text:span text:style-name="T31"><text:line-break/></text:span><text:span text:style-name="T31"> <text:s text:c="3"/></text:span><text:span text:style-name="T33">@BeforeEach</text:span><text:span text:style-name="T33"><text:line-break/></text:span><text:span text:style-name="T33"> <text:s text:c="3"/></text:span><text:span text:style-name="T31">void </text:span><text:span text:style-name="T35">setUp</text:span><text:span text:style-name="T32">() {</text:span><text:span text:style-name="T32"><text:line-break/></text:span><text:span text:style-name="T32"> <text:s text:c="7"/></text:span><text:span text:style-name="T37">// here we mimic what the Spring Framework would do</text:span><text:span text:style-name="T37"><text:line-break/></text:span><text:span text:style-name="T37"> <text:s text:c="7"/></text:span><text:span text:style-name="T36">controller </text:span><text:span text:style-name="T32">= </text:span><text:span text:style-name="T31">new </text:span><text:span text:style-name="T32">PropertyInjectionController()</text:span><text:span text:style-name="T31">;</text:span><text:span text:style-name="T37">// return a controller</text:span><text:span text:style-name="T37"><text:line-break/></text:span><text:span text:style-name="T37"> <text:s text:c="7"/>// controller uses the service</text:span><text:span text:style-name="T37"><text:line-break/></text:span><text:span text:style-name="T37"> <text:s text:c="7"/></text:span><text:span text:style-name="T36">controller</text:span><text:span text:style-name="T32">.</text:span><text:span text:style-name="T36">greetingService </text:span><text:span text:style-name="T32">= </text:span><text:span text:style-name="T31">new </text:span><text:span text:style-name="T32">GreetingServiceImpl()</text:span><text:span text:style-name="T31">;</text:span><text:span text:style-name="T37">// return a service</text:span><text:span text:style-name="T37"><text:line-break/></text:span><text:span text:style-name="T37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3">@Test</text:span><text:span text:style-name="T33"><text:line-break/></text:span><text:span text:style-name="T33"> <text:s text:c="3"/></text:span><text:span text:style-name="T31">void </text:span><text:span text:style-name="T35">getGreeting</text:span><text:span text:style-name="T32">() {</text:span><text:span text:style-name="T32"><text:line-break/></text:span><text:span text:style-name="T32"> <text:s text:c="7"/>System.</text:span><text:span text:style-name="T39">out</text:span><text:span text:style-name="T32">.println(</text:span><text:span text:style-name="T36">controller</text:span><text:span text:style-name="T32">.getGreeting())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2" draw:text-style-name="P73" svg:width="16.901cm" svg:height="8.797cm" svg:x="0.512cm" svg:y="0.051cm"><draw:text-box><text:p text:style-name="P72"><text:span text:style-name="T40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<text:line-break/></text:span><text:span text:style-name="T31">public class </text:span><text:span text:style-name="T32">SetterInjectedController {</text:span><text:span text:style-name="T32"><text:line-break/></text:span><text:span text:style-name="T32"><text:line-break/></text:span><text:span text:style-name="T32"> <text:s text:c="3"/></text:span><text:span text:style-name="T31">private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void </text:span><text:span text:style-name="T35">setGreetingService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<text:line-break/></text:span><text:span text:style-name="T32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><draw:frame text:anchor-type="paragraph" draw:z-index="7" draw:name="Shape7" draw:style-name="gr21" draw:text-style-name="P73" svg:width="15.414cm" svg:height="10.685cm" svg:x="-0.282cm" svg:y="0.353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Impl</text:span><text:span text:style-name="T31">;</text:span><text:span text:style-name="T31"><text:line-break/></text:span><text:span text:style-name="T31">import </text:span><text:span text:style-name="T32">org.junit.jupiter.api.</text:span><text:span text:style-name="T33">BeforeEach</text:span><text:span text:style-name="T31">;</text:span><text:span text:style-name="T31"><text:line-break/></text:span><text:span text:style-name="T31">import </text:span><text:span text:style-name="T32">org.junit.jupiter.api.</text:span><text:span text:style-name="T33">Test</text:span><text:span text:style-name="T31">;</text:span><text:span text:style-name="T31"><text:line-break/></text:span><text:span text:style-name="T31"><text:line-break/></text:span><text:span text:style-name="T31">import static </text:span><text:span text:style-name="T32">org.junit.jupiter.api.Assertions.*</text:span><text:span text:style-name="T31">;</text:span><text:span text:style-name="T31"><text:line-break/></text:span><text:span text:style-name="T31"><text:line-break/></text:span><text:span text:style-name="T31">class </text:span><text:span text:style-name="T32">SetterInjectedControllerTest {</text:span><text:span text:style-name="T32"><text:line-break/></text:span><text:span text:style-name="T32"> <text:s text:c="3"/>SetterInjectedController </text:span><text:span text:style-name="T36">controller</text:span><text:span text:style-name="T31">;</text:span><text:span text:style-name="T31"><text:line-break/></text:span><text:span text:style-name="T31"> <text:s text:c="3"/></text:span><text:span text:style-name="T33">@BeforeEach</text:span><text:span text:style-name="T33"><text:line-break/></text:span><text:span text:style-name="T33"> <text:s text:c="3"/></text:span><text:span text:style-name="T31">void </text:span><text:span text:style-name="T35">setUp</text:span><text:span text:style-name="T32">() {</text:span><text:span text:style-name="T32"><text:line-break/></text:span><text:span text:style-name="T32"> <text:s text:c="7"/></text:span><text:span text:style-name="T37">// Mimic what the Spring framework would do</text:span><text:span text:style-name="T37"><text:line-break/></text:span><text:span text:style-name="T37"> <text:s text:c="7"/>// using the setter to inject dependencies</text:span><text:span text:style-name="T37"><text:line-break/></text:span><text:span text:style-name="T37"> <text:s text:c="7"/></text:span><text:span text:style-name="T36">controller </text:span><text:span text:style-name="T32">= </text:span><text:span text:style-name="T31">new </text:span><text:span text:style-name="T32">SetterInjectedController()</text:span><text:span text:style-name="T31">;</text:span><text:span text:style-name="T31"><text:line-break/></text:span><text:span text:style-name="T31"> <text:s text:c="7"/></text:span><text:span text:style-name="T36">controller</text:span><text:span text:style-name="T32">.setGreetingService(</text:span><text:span text:style-name="T31">new </text:span><text:span text:style-name="T32">GreetingServiceImpl()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3">@Test</text:span><text:span text:style-name="T33"><text:line-break/></text:span><text:span text:style-name="T33"> <text:s text:c="3"/></text:span><text:span text:style-name="T31">void </text:span><text:span text:style-name="T35">getGreeting</text:span><text:span text:style-name="T32">() {</text:span><text:span text:style-name="T32"><text:line-break/></text:span><text:span text:style-name="T32"> <text:s text:c="6"/>System.</text:span><text:span text:style-name="T39">out</text:span><text:span text:style-name="T32">.println(</text:span><text:span text:style-name="T36">controller</text:span><text:span text:style-name="T32">.getGreeting()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42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0" draw:text-style-name="P74" svg:width="13.329cm" svg:height="7.4cm" svg:x="0.016cm" svg:y="0.356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<text:line-break/></text:span><text:span text:style-name="T31">public class </text:span><text:span text:style-name="T32">ConstructorInjected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5">ConstructorInjectedController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19" draw:text-style-name="P74" svg:width="16.207cm" svg:height="9.658cm" svg:x="-0.316cm" svg:y="0.471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Impl</text:span><text:span text:style-name="T31">;</text:span><text:span text:style-name="T31"><text:line-break/></text:span><text:span text:style-name="T31">import </text:span><text:span text:style-name="T32">org.junit.jupiter.api.</text:span><text:span text:style-name="T33">BeforeEach</text:span><text:span text:style-name="T31">;</text:span><text:span text:style-name="T31"><text:line-break/></text:span><text:span text:style-name="T31">import </text:span><text:span text:style-name="T32">org.junit.jupiter.api.</text:span><text:span text:style-name="T33">Test</text:span><text:span text:style-name="T31">;</text:span><text:span text:style-name="T31"><text:line-break/></text:span><text:span text:style-name="T31"><text:line-break/></text:span><text:span text:style-name="T31">import static </text:span><text:span text:style-name="T32">org.junit.jupiter.api.Assertions.*</text:span><text:span text:style-name="T31">;</text:span><text:span text:style-name="T31"><text:line-break/></text:span><text:span text:style-name="T31"><text:line-break/></text:span><text:span text:style-name="T31">class </text:span><text:span text:style-name="T32">ConstructorInjectedControllerTest {</text:span><text:span text:style-name="T32"><text:line-break/></text:span><text:span text:style-name="T32"> <text:s text:c="2"/>ConstructorInjectedController </text:span><text:span text:style-name="T36">controller</text:span><text:span text:style-name="T31">;</text:span><text:span text:style-name="T31"><text:line-break/></text:span><text:span text:style-name="T31"> <text:s text:c="3"/></text:span><text:span text:style-name="T33">@BeforeEach</text:span><text:span text:style-name="T33"><text:line-break/></text:span><text:span text:style-name="T33"> <text:s text:c="3"/></text:span><text:span text:style-name="T31">void </text:span><text:span text:style-name="T35">setUp</text:span><text:span text:style-name="T32">() {</text:span><text:span text:style-name="T32"><text:line-break/></text:span><text:span text:style-name="T32"> <text:s text:c="7"/></text:span><text:span text:style-name="T37">// Preferred method Constructor injection</text:span><text:span text:style-name="T37"><text:line-break/></text:span><text:span text:style-name="T37"> <text:s text:c="7"/></text:span><text:span text:style-name="T36">controller </text:span><text:span text:style-name="T32">= </text:span><text:span text:style-name="T31">new </text:span><text:span text:style-name="T32">ConstructorInjectedController(</text:span><text:span text:style-name="T31">new </text:span><text:span text:style-name="T32">GreetingServiceImpl())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3">@Test</text:span><text:span text:style-name="T33"><text:line-break/></text:span><text:span text:style-name="T33"> <text:s text:c="3"/></text:span><text:span text:style-name="T31">void </text:span><text:span text:style-name="T35">getGreeting</text:span><text:span text:style-name="T32">() {</text:span><text:span text:style-name="T32"><text:line-break/></text:span><text:span text:style-name="T32"> <text:s text:c="7"/>System.</text:span><text:span text:style-name="T39">out</text:span><text:span text:style-name="T32">.println(</text:span><text:span text:style-name="T36">controller</text:span><text:span text:style-name="T32">.getGreeting()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3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ó That is a Spring managed controller</text:p>
      <text:p text:style-name="P16">Also if its not a Constructor Injected Dependency, the @Autowire is required</text:p>
      <text:p text:style-name="P16"/>
      <text:p text:style-name="P16"><draw:frame text:anchor-type="paragraph" draw:z-index="10" draw:name="Shape10" draw:style-name="gr5" draw:text-style-name="P74" svg:width="17.744cm" svg:height="21.374cm" svg:x="-0.083cm" svg:y="1.309cm"><draw:text-box><text:p text:style-name="P72"><text:span text:style-name="T31">package </text:span><text:span text:style-name="T32">guru.springframework.sfgdi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controllers.ConstructorInjectedController</text:span><text:span text:style-name="T31">;</text:span><text:span text:style-name="T31"><text:line-break/></text:span><text:span text:style-name="T31">import </text:span><text:span text:style-name="T32">guru.springframework.sfgdi.controllers.MyController</text:span><text:span text:style-name="T31">;</text:span><text:span text:style-name="T31"><text:line-break/></text:span><text:span text:style-name="T31">import </text:span><text:span text:style-name="T32">guru.springframework.sfgdi.controllers.SetterInjectedController</text:span><text:span text:style-name="T31">;</text:span><text:span text:style-name="T31"><text:line-break/></text:span><text:span text:style-name="T31">import </text:span><text:span text:style-name="T32">guru.springframework.sfgdi.controllers.PropertyInjectionController</text:span><text:span text:style-name="T31">;</text:span><text:span text:style-name="T31"><text:line-break/></text:span><text:span text:style-name="T31">import </text:span><text:span text:style-name="T32">org.springframework.boot.SpringApplication</text:span><text:span text:style-name="T31">;</text:span><text:span text:style-name="T31"><text:line-break/></text:span><text:span text:style-name="T31">import </text:span><text:span text:style-name="T32">org.springframework.boot.autoconfigure.</text:span><text:span text:style-name="T33">SpringBootApplication</text:span><text:span text:style-name="T31">;</text:span><text:span text:style-name="T31"><text:line-break/></text:span><text:span text:style-name="T31">import </text:span><text:span text:style-name="T32">org.springframework.context.ApplicationContext</text:span><text:span text:style-name="T31">;</text:span><text:span text:style-name="T31"><text:line-break/></text:span><text:span text:style-name="T31"><text:line-break/></text:span><text:span text:style-name="T33">@SpringBootApplication</text:span><text:span text:style-name="T33"><text:line-break/></text:span><text:span text:style-name="T31">public class </text:span><text:span text:style-name="T32">SfgDiApplication {</text:span><text:span text:style-name="T32"><text:line-break/></text:span><text:span text:style-name="T32"><text:line-break/></text:span><text:span text:style-name="T32"><text:tab/></text:span><text:span text:style-name="T31">public static void </text:span><text:span text:style-name="T35">main</text:span><text:span text:style-name="T32">(String[] args) {</text:span><text:span text:style-name="T32"><text:line-break/></text:span><text:span text:style-name="T32"><text:line-break/></text:span><text:span text:style-name="T32"><text:tab/></text:span><text:span text:style-name="T32"><text:tab/></text:span><text:span text:style-name="T37">//SpringApplication.run(SfgDiApplication.class, args);</text:span><text:span text:style-name="T37"><text:line-break/></text:span><text:span text:style-name="T37"><text:tab/></text:span><text:span text:style-name="T37"><text:tab/></text:span><text:span text:style-name="T37">// return a context from the application</text:span><text:span text:style-name="T37"><text:line-break/></text:span><text:span text:style-name="T37"><text:tab/></text:span><text:span text:style-name="T37"><text:tab/></text:span><text:span text:style-name="T32">ApplicationContext ctx = SpringApplication.</text:span><text:span text:style-name="T38">run</text:span><text:span text:style-name="T32">(SfgDiApplication.</text:span><text:span text:style-name="T31">class, </text:span><text:span text:style-name="T32">args)</text:span><text:span text:style-name="T31">;</text:span><text:span text:style-name="T31"><text:line-break/></text:span><text:span text:style-name="T31"><text:tab/></text:span><text:span text:style-name="T31"> <text:s text:c="3"/></text:span><text:span text:style-name="T37">/*</text:span><text:span text:style-name="T37"><text:line-break/></text:span><text:span text:style-name="T37"><text:tab/></text:span><text:span text:style-name="T37"> <text:s text:c="6"/>return a reference to the controller from the context</text:span><text:span text:style-name="T37"><text:line-break/></text:span><text:span text:style-name="T37"><text:tab/></text:span><text:span text:style-name="T37"> <text:s text:c="6"/>by default the name is the same, bu starts with lowercase</text:span><text:span text:style-name="T37"><text:line-break/></text:span><text:span text:style-name="T37"><text:tab/></text:span><text:span text:style-name="T37"> <text:s text:c="6"/>Must cast as it's an Object type returned</text:span><text:span text:style-name="T37"><text:line-break/></text:span><text:span text:style-name="T37"><text:tab/></text:span><text:span text:style-name="T37"> <text:s text:c="4"/>*/</text:span><text:span text:style-name="T37"><text:line-break/></text:span><text:span text:style-name="T37"><text:tab/></text:span><text:span text:style-name="T37"><text:tab/></text:span><text:span text:style-name="T32">MyController myController = (MyController)ctx.getBean(</text:span><text:span text:style-name="T34">"myController"</text:span><text:span text:style-name="T32">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tring greeting = myController.sayHello(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greeting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7">/*</text:span><text:span text:style-name="T37"><text:line-break/></text:span><text:span text:style-name="T37"><text:tab/></text:span><text:span text:style-name="T37"><text:tab/></text:span><text:span text:style-name="T37"> <text:s/>example of Spring managed dependency injections</text:span><text:span text:style-name="T37"><text:line-break/></text:span><text:span text:style-name="T37"><text:tab/></text:span><text:span text:style-name="T37"><text:tab/></text:span><text:span text:style-name="T37"> <text:s/>One needs to add the tags in the Controllers and Service classes/interfaces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7"> */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2">System.</text:span><text:span text:style-name="T39">out</text:span><text:span text:style-name="T32">.println(</text:span><text:span text:style-name="T34">"------ Property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PropertyInjectionController propertyInjectionController = (PropertyInjectionController) </text:span><text:span text:style-name="T32">ctx.getBean(</text:span><text:span text:style-name="T34">"propertyInjection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propertyInjection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- Sett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etterInjectedController setterInjectedController = (SetterInjectedController) </text:span><text:span text:style-name="T32">ctx.getBean(</text:span><text:span text:style-name="T34">"sette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setterInjected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 Constructor" 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ConstructorInjectedController constructorInjectedController = (ConstructorInjectedController) </text:span><text:span text:style-name="T32">ctx.getBean(</text:span><text:span text:style-name="T34">"constructo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constructorInjectedController.getGreeting())</text:span><text:span text:style-name="T31">;</text:span><text:span text:style-name="T31"><text:line-break/></text:span><text:span text:style-name="T31"><text:tab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The @Service tells Spring that its a Spring managed Service</text:p>
      <text:list xml:id="list3154555277" text:style-name="L4">
        <text:list-item>
          <text:p text:style-name="P57"><text:span text:style-name="T26">A</text:span><text:span text:style-name="T25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11426237538890" text:continue-numbering="true" text:style-name="L4">
        <text:list-item>
          <text:p text:style-name="P58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8" draw:text-style-name="P74" svg:width="14.95cm" svg:height="5.887cm" svg:x="0.314cm" svg:y="0.025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public interface </text:span><text:span text:style-name="T32">GreetingService {</text:span><text:span text:style-name="T32"><text:line-break/></text:span><text:span text:style-name="T32"><text:line-break/></text:span><text:span text:style-name="T32"> <text:s text:c="3"/>String </text:span><text:span text:style-name="T35">sayGreeting</text:span><text:span text:style-name="T32">()</text:span><text:span text:style-name="T31">;</text:span><text:span text:style-name="T31"><text:line-break/></text:span><text:span text:style-name="T32">}</text:span><text:span text:style-name="T32"><text:line-break/></text:span><text:span text:style-name="T32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6">guru.springframework.sfgdi.services</text:span><text:span text:style-name="T2">;</text:span><text:line-break/><text:line-break/><text:span text:style-name="T2">import </text:span><text:span text:style-name="T6">org.springframework.stereotype.</text:span><text:span text:style-name="T10">Service</text:span><text:span text:style-name="T2">;</text:span><text:line-break/><text:line-break/><text:span text:style-name="T13">/*</text:span><text:line-break/><text:span text:style-name="T13">Spring managed service</text:span><text:line-break/><text:span text:style-name="T13">Indicates that an annotated class is a "Service",</text:span><text:line-break/><text:span text:style-name="T13">originally defined by Domain-Driven Design (Evans, 2003)</text:span><text:line-break/><text:span text:style-name="T13">as "an operation offered as an interface that stands alone</text:span><text:line-break/><text:span text:style-name="T13">in the model, with no encapsulated state."</text:span><text:line-break/><text:span text:style-name="T13"> */</text:span><text:line-break/><text:span text:style-name="T10">@Service</text:span><text:line-break/><text:span text:style-name="T2">public class </text:span><text:span text:style-name="T6">GreetingServiceImpl </text:span><text:span text:style-name="T2">implements </text:span><text:span text:style-name="T6">GreetingService{</text:span><text:line-break/><text:span text:style-name="T6"> <text:s text:c="3"/></text:span><text:span text:style-name="T10">@Override</text:span><text:line-break/><text:span text:style-name="T10"> <text:s text:c="3"/></text:span><text:span text:style-name="T2">public </text:span><text:span text:style-name="T6">String </text:span><text:span text:style-name="T16">sayGreeting</text:span><text:span text:style-name="T6">() {</text:span><text:line-break/><text:span text:style-name="T6"> <text:s text:c="7"/></text:span><text:span text:style-name="T2">return </text:span><text:span text:style-name="T18">"Hello world"</text:span><text:span text:style-name="T2">;</text:span><text:line-break/><text:span text:style-name="T2"> <text:s text:c="3"/></text:span><text:span text:style-name="T6">}</text:span><text:line-break/><text:span text:style-name="T6">}</text:span><text:line-break/></text:p>
      <text:p text:style-name="P16"/>
      <text:p text:style-name="P16"/>
      <text:list xml:id="list3286149031" text:style-name="L5">
        <text:list-item>
          <text:p text:style-name="P60"><text:span text:style-name="T26">P</text:span><text:span text:style-name="T25">roperty Injected Controller</text:span></text:p>
        </text:list-item>
      </text:list>
      <text:p text:style-name="P17"/>
      <text:p text:style-name="P17"><draw:frame text:anchor-type="paragraph" draw:z-index="12" draw:name="Shape12" draw:style-name="gr14" draw:text-style-name="P74" svg:width="15.049cm" svg:height="8.633cm" svg:x="0.379cm" svg:y="0.016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PropertyInjectionController {</text:span><text:span text:style-name="T32"><text:line-break/></text:span><text:span text:style-name="T32"> <text:s text:c="2"/></text:span><text:span text:style-name="T37">/* Marks a constructor, field, setter method, or config method as</text:span><text:span text:style-name="T37"><text:line-break/></text:span><text:span text:style-name="T37"> <text:s text:c="2"/>to be 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 <text:s text:c="3"/></text:span><text:span text:style-name="T33">@Autowired</text:span><text:span text:style-name="T33"><text:line-break/></text:span><text:span text:style-name="T33"> <text:s text:c="3"/></text:span><text:span text:style-name="T31">public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 <text:s text:c="3"/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6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111426117563415" text:continue-numbering="true" text:style-name="L5">
        <text:list-item>
          <text:p text:style-name="P59">Setter Injected Controller</text:p>
        </text:list-item>
      </text:list>
      <text:p text:style-name="P17"/>
      <text:p text:style-name="P17"><draw:frame text:anchor-type="paragraph" draw:z-index="13" draw:name="Shape13" draw:style-name="gr17" draw:text-style-name="P74" svg:width="17.546cm" svg:height="11.51cm" svg:x="0.462cm" svg:y="0.385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text:s/></text:span><text:span text:style-name="T37">// Spring managed controller</text:span><text:span text:style-name="T37"><text:line-break/></text:span><text:span text:style-name="T31">public class </text:span><text:span text:style-name="T32">SetterInjectedController {</text:span><text:span text:style-name="T32"><text:line-break/></text:span><text:span text:style-name="T32"><text:line-break/></text:span><text:span text:style-name="T32"> <text:s text:c="3"/></text:span><text:span text:style-name="T31">private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*</text:span><text:span text:style-name="T37"><text:line-break/></text:span><text:span text:style-name="T37"> <text:s text:c="3"/>Marks a constructor, field, setter method, or config method as to be</text:span><text:span text:style-name="T37"><text:line-break/></text:span><text:span text:style-name="T37"> <text:s text:c="3"/>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<text:line-break/></text:span><text:span text:style-name="T37"> <text:s text:c="2"/></text:span><text:span text:style-name="T33">@Autowired</text:span><text:span text:style-name="T33"><text:line-break/></text:span><text:span text:style-name="T33"> <text:s text:c="3"/></text:span><text:span text:style-name="T31">public void </text:span><text:span text:style-name="T35">setGreetingService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11425637863299" text:continue-numbering="true" text:style-name="L5">
        <text:list-item>
          <text:p text:style-name="P70">Contructor Injected Controller</text:p>
        </text:list-item>
      </text:list>
      <text:p text:style-name="P17"/>
      <text:p text:style-name="P17"><draw:frame text:anchor-type="paragraph" draw:z-index="14" draw:name="Shape14" draw:style-name="gr16" draw:text-style-name="P74" svg:width="16.387cm" svg:height="11.113cm" svg:x="0.711cm" svg:y="0.459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ConstructorInjected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/@Autowired // this is optional using constructor injected dependency</text:span><text:span text:style-name="T37"><text:line-break/></text:span><text:span text:style-name="T37"><text:line-break/></text:span><text:span text:style-name="T37"> <text:s text:c="3"/></text:span><text:span text:style-name="T31">public </text:span><text:span text:style-name="T35">ConstructorInjectedController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7"/>
      <text:list xml:id="list111425531373990" text:continue-numbering="true" text:style-name="L5">
        <text:list-header>
          <text:p text:style-name="P59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4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24">In the Controllers we add the qualitiers </text:span><text:span text:style-name="T27">@Qualifier</text:span><text:span text:style-name="T28">(</text:span><text:span text:style-name="T27">"constructorGreetingService"</text:span><text:span text:style-name="T28">)</text:span></text:p>
      <text:p text:style-name="P29"/>
      <text:list xml:id="list684636089" text:style-name="L6">
        <text:list-header>
          <text:p text:style-name="P61"/>
        </text:list-header>
        <text:list-item>
          <text:p text:style-name="P62">The Services</text:p>
          <text:p text:style-name="P62"/>
        </text:list-item>
      </text:list>
      <text:p text:style-name="P30"><draw:frame text:anchor-type="paragraph" draw:z-index="15" draw:name="Shape15" draw:style-name="gr15" draw:text-style-name="P74" svg:width="15.578cm" svg:height="6.185cm" svg:x="0.28cm" svg:y="0.362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public interface </text:span><text:span text:style-name="T32">GreetingService {</text:span><text:span text:style-name="T32"><text:line-break/></text:span><text:span text:style-name="T32"><text:line-break/></text:span><text:span text:style-name="T32"> <text:s text:c="3"/>String </text:span><text:span text:style-name="T35">sayGreeting</text:span><text:span text:style-name="T32">()</text:span><text:span text:style-name="T31">;</text:span><text:span text:style-name="T31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4" draw:text-style-name="P74" svg:width="17.811cm" svg:height="8.633cm" svg:x="-0.116cm" svg:y="0.187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7">/*</text:span><text:span text:style-name="T37"><text:line-break/></text:span><text:span text:style-name="T37">Spring managed service</text:span><text:span text:style-name="T37"><text:line-break/></text:span><text:span text:style-name="T37">Indicates that an annotated class is a "Service",</text:span><text:span text:style-name="T37"><text:line-break/></text:span><text:span text:style-name="T37">originally defined by Domain-Driven Design (Evans, 2003)</text:span><text:span text:style-name="T37"><text:line-break/></text:span><text:span text:style-name="T37">as "an operation offered as an interface that stands alone</text:span><text:span text:style-name="T37"><text:line-break/></text:span><text:span text:style-name="T37">in the model, with no encapsulated state."</text:span><text:span text:style-name="T37"><text:line-break/></text:span><text:span text:style-name="T37"> */</text:span><text:span text:style-name="T37"><text:line-break/></text:span><text:span text:style-name="T33">@Service</text:span><text:span text:style-name="T33"><text:line-break/></text:span><text:span text:style-name="T31">public class </text:span><text:span text:style-name="T32">Constructor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- constructor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3" draw:text-style-name="P73" svg:width="16.405cm" svg:height="5.109cm" svg:x="-0.448cm" svg:y="1.182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Service</text:span><text:span text:style-name="T33"><text:line-break/></text:span><text:span text:style-name="T31">public class </text:span><text:span text:style-name="T32">PropertyInjectedGreetingService </text:span><text:span text:style-name="T31">implements </text:span><text:span text:style-name="T32">GreetingService 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- property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11426294886822" text:continue-numbering="true" text:style-name="L6">
        <text:list-item>
          <text:p text:style-name="P62">The Controllers</text:p>
        </text:list-item>
      </text:list>
      <text:p text:style-name="P30"/>
      <text:p text:style-name="P30"><draw:frame text:anchor-type="paragraph" draw:z-index="19" draw:name="Shape19" draw:style-name="gr11" draw:text-style-name="P74" svg:width="16.987cm" svg:height="10.277cm" svg:x="-0.019cm" svg:y="0.081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ConstructorInjected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/@Autowired // this is optional using constructor injected dependency</text:span><text:span text:style-name="T37"><text:line-break/></text:span><text:span text:style-name="T37"><text:line-break/></text:span><text:span text:style-name="T37"> <text:s text:c="3"/></text:span><text:span text:style-name="T31">public </text:span><text:span text:style-name="T35">ConstructorInjectedController</text:span><text:span text:style-name="T32">(</text:span><text:span text:style-name="T33">@Qualifier</text:span><text:span text:style-name="T32">(</text:span><text:span text:style-name="T34">"constructorGreetingService"</text:span><text:span text:style-name="T32">) GreetingService </text:span><text:span text:style-name="T32">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0" draw:text-style-name="P74" svg:width="18.31cm" svg:height="9.455cm" svg:x="-0.416cm" svg:y="0.032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PropertyInjectionController {</text:span><text:span text:style-name="T32"><text:line-break/></text:span><text:span text:style-name="T32"> <text:s text:c="2"/></text:span><text:span text:style-name="T37">/* Marks a constructor, field, setter method, or config method as</text:span><text:span text:style-name="T37"><text:line-break/></text:span><text:span text:style-name="T37"> <text:s text:c="2"/>to be 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 <text:s text:c="3"/></text:span><text:span text:style-name="T33">@Qualifier</text:span><text:span text:style-name="T32">(</text:span><text:span text:style-name="T34">"propertyInjectedGreetingService"</text:span><text:span text:style-name="T32">)</text:span><text:span text:style-name="T32"><text:line-break/></text:span><text:span text:style-name="T32"> <text:s text:c="3"/></text:span><text:span text:style-name="T33">@Autowired</text:span><text:span text:style-name="T33"><text:line-break/></text:span><text:span text:style-name="T33"> <text:s text:c="3"/></text:span><text:span text:style-name="T31">public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 <text:s text:c="3"/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6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9" draw:text-style-name="P74" svg:width="18.68cm" svg:height="11.921cm" svg:x="-0.549cm" svg:y="0.005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text:s/></text:span><text:span text:style-name="T37">// Spring managed controller</text:span><text:span text:style-name="T37"><text:line-break/></text:span><text:span text:style-name="T31">public class </text:span><text:span text:style-name="T32">SetterInjectedController {</text:span><text:span text:style-name="T32"><text:line-break/></text:span><text:span text:style-name="T32"><text:line-break/></text:span><text:span text:style-name="T32"> <text:s text:c="3"/></text:span><text:span text:style-name="T31">private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*</text:span><text:span text:style-name="T37"><text:line-break/></text:span><text:span text:style-name="T37"> <text:s text:c="3"/>Marks a constructor, field, setter method, or config method as to be</text:span><text:span text:style-name="T37"><text:line-break/></text:span><text:span text:style-name="T37"> <text:s text:c="3"/>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 <text:s/></text:span><text:span text:style-name="T33">@Qualifier</text:span><text:span text:style-name="T32">(</text:span><text:span text:style-name="T34">"setterInjectedGreetingService"</text:span><text:span text:style-name="T32">)</text:span><text:span text:style-name="T32"><text:line-break/></text:span><text:span text:style-name="T32"> <text:s text:c="2"/></text:span><text:span text:style-name="T33">@Autowired</text:span><text:span text:style-name="T33"><text:line-break/></text:span><text:span text:style-name="T33"> <text:s text:c="3"/></text:span><text:span text:style-name="T31">public void </text:span><text:span text:style-name="T35">setGreetingService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2" draw:text-style-name="P73" svg:width="17.017cm" svg:height="4.945cm" svg:x="-0.448cm" svg:y="0.058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Service</text:span><text:span text:style-name="T33"><text:line-break/></text:span><text:span text:style-name="T31">public class </text:span><text:span text:style-name="T32">SetterInjected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- Setter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33">If you ommit the @Qualifier tag and use the @Primary tag, it will tell</text:p>
      <text:p text:style-name="P33">the Framework to usew this Service as a Primary bean when it </text:p>
      <text:p text:style-name="P33">needs to call one among many.</text:p>
      <text:p text:style-name="P33"/>
      <text:p text:style-name="P33"/>
      <text:p text:style-name="P33"><draw:frame text:anchor-type="paragraph" draw:z-index="22" draw:name="Shape22" draw:style-name="gr8" draw:text-style-name="P74" svg:width="16.207cm" svg:height="2.73cm" svg:x="-0.067cm" svg:y="0.086cm"><draw:text-box><text:p text:style-name="P72"><text:span text:style-name="T33">@Primary</text:span><text:span text:style-name="T33"><text:line-break/></text:span><text:span text:style-name="T33">@Service</text:span><text:span text:style-name="T33"><text:line-break/></text:span><text:span text:style-name="T31">public class </text:span><text:span text:style-name="T32">PrimaryGreetingService </text:span><text:span text:style-name="T31">implements </text:span><text:span text:style-name="T32">GreetingService{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Code below of example</text:p>
      <text:p text:style-name="P33"/>
      <text:p text:style-name="P33"><draw:frame text:anchor-type="paragraph" draw:z-index="23" draw:name="Shape23" draw:style-name="gr7" draw:text-style-name="P73" svg:width="12.9cm" svg:height="4.112cm" svg:x="0.065cm" svg:y="0.321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public interface </text:span><text:span text:style-name="T32">GreetingService {</text:span><text:span text:style-name="T32"><text:line-break/></text:span><text:span text:style-name="T32"><text:line-break/></text:span><text:span text:style-name="T32"> <text:s text:c="3"/>String </text:span><text:span text:style-name="T35">sayGreeting</text:span><text:span text:style-name="T32">()</text:span><text:span text:style-name="T31">;</text:span><text:span text:style-name="T31"><text:line-break/></text:span><text:span text:style-name="T32">}</text:span><text:span text:style-name="T32"><text:line-break/></text:span><text:span text:style-name="T32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4" draw:name="Shape24" draw:style-name="gr6" draw:text-style-name="P74" svg:width="17.084cm" svg:height="8.222cm" svg:x="-0.15cm" svg:y="0.347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imary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7">/*</text:span><text:span text:style-name="T37"><text:line-break/></text:span><text:span text:style-name="T37">Indicates that a bean should be given preference when multiple candidates</text:span><text:span text:style-name="T37"><text:line-break/></text:span><text:span text:style-name="T37">are qualified to autowire a single-valued dependency.</text:span><text:span text:style-name="T37"><text:line-break/></text:span><text:span text:style-name="T37">If exactly one 'primary' bean exists among the candidates,</text:span><text:span text:style-name="T37"><text:line-break/></text:span><text:span text:style-name="T37">it will be the autowired value.</text:span><text:span text:style-name="T37"><text:line-break/></text:span><text:span text:style-name="T37"> */</text:span><text:span text:style-name="T37"><text:line-break/></text:span><text:span text:style-name="T33">@Primary</text:span><text:span text:style-name="T33"><text:line-break/></text:span><text:span text:style-name="T33">@Service</text:span><text:span text:style-name="T33"><text:line-break/></text:span><text:span text:style-name="T31">public class </text:span><text:span text:style-name="T32">Primary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from Primary Bean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>*Note below Controller has no @Qualifier só it will use the Primary bean service</text:p>
      <text:p text:style-name="P34"/>
      <text:p text:style-name="P34"><draw:frame text:anchor-type="paragraph" draw:z-index="25" draw:name="Shape25" draw:style-name="gr6" draw:text-style-name="P74" svg:width="17.347cm" svg:height="8.222cm" svg:x="0.231cm" svg:y="0.132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7">// add as Spring managed controller</text:span><text:span text:style-name="T37"><text:line-break/></text:span><text:span text:style-name="T33">@Controller</text:span><text:span text:style-name="T33"><text:line-break/></text:span><text:span text:style-name="T31">public class </text:span><text:span text:style-name="T32">MyController {</text:span><text:span text:style-name="T32"><text:line-break/></text:span><text:span text:style-name="T32"> <text:s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5">MyController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sayHello</text:span><text:span text:style-name="T32">(){</text:span><text:span text:style-name="T32"><text:line-break/>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6"/>
      <text:p text:style-name="P34"/>
      <text:p text:style-name="P34"><draw:frame text:anchor-type="paragraph" draw:z-index="26" draw:name="Shape26" draw:style-name="gr5" draw:text-style-name="P74" svg:width="18.474cm" svg:height="21.374cm" svg:x="0.153cm" svg:y="0.302cm"><draw:text-box><text:p text:style-name="P72"><text:span text:style-name="T31">package </text:span><text:span text:style-name="T32">guru.springframework.sfgdi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controllers.ConstructorInjectedController</text:span><text:span text:style-name="T31">;</text:span><text:span text:style-name="T31"><text:line-break/></text:span><text:span text:style-name="T31">import </text:span><text:span text:style-name="T32">guru.springframework.sfgdi.controllers.MyController</text:span><text:span text:style-name="T31">;</text:span><text:span text:style-name="T31"><text:line-break/></text:span><text:span text:style-name="T31">import </text:span><text:span text:style-name="T32">guru.springframework.sfgdi.controllers.SetterInjectedController</text:span><text:span text:style-name="T31">;</text:span><text:span text:style-name="T31"><text:line-break/></text:span><text:span text:style-name="T31">import </text:span><text:span text:style-name="T32">guru.springframework.sfgdi.controllers.PropertyInjectionController</text:span><text:span text:style-name="T31">;</text:span><text:span text:style-name="T31"><text:line-break/></text:span><text:span text:style-name="T31">import </text:span><text:span text:style-name="T32">org.springframework.boot.SpringApplication</text:span><text:span text:style-name="T31">;</text:span><text:span text:style-name="T31"><text:line-break/></text:span><text:span text:style-name="T31">import </text:span><text:span text:style-name="T32">org.springframework.boot.autoconfigure.</text:span><text:span text:style-name="T33">SpringBootApplication</text:span><text:span text:style-name="T31">;</text:span><text:span text:style-name="T31"><text:line-break/></text:span><text:span text:style-name="T31">import </text:span><text:span text:style-name="T32">org.springframework.context.ApplicationContext</text:span><text:span text:style-name="T31">;</text:span><text:span text:style-name="T31"><text:line-break/></text:span><text:span text:style-name="T31"><text:line-break/></text:span><text:span text:style-name="T33">@SpringBootApplication</text:span><text:span text:style-name="T33"><text:line-break/></text:span><text:span text:style-name="T31">public class </text:span><text:span text:style-name="T32">SfgDiApplication {</text:span><text:span text:style-name="T32"><text:line-break/></text:span><text:span text:style-name="T32"><text:line-break/></text:span><text:span text:style-name="T32"><text:tab/></text:span><text:span text:style-name="T31">public static void </text:span><text:span text:style-name="T35">main</text:span><text:span text:style-name="T32">(String[] args) {</text:span><text:span text:style-name="T32"><text:line-break/></text:span><text:span text:style-name="T32"><text:line-break/></text:span><text:span text:style-name="T32"><text:tab/></text:span><text:span text:style-name="T32"><text:tab/></text:span><text:span text:style-name="T37">//SpringApplication.run(SfgDiApplication.class, args);</text:span><text:span text:style-name="T37"><text:line-break/></text:span><text:span text:style-name="T37"><text:tab/></text:span><text:span text:style-name="T37"><text:tab/></text:span><text:span text:style-name="T37">// return a context from the application</text:span><text:span text:style-name="T37"><text:line-break/></text:span><text:span text:style-name="T37"><text:tab/></text:span><text:span text:style-name="T37"><text:tab/></text:span><text:span text:style-name="T32">ApplicationContext ctx = SpringApplication.</text:span><text:span text:style-name="T38">run</text:span><text:span text:style-name="T32">(SfgDiApplication.</text:span><text:span text:style-name="T31">class, </text:span><text:span text:style-name="T32">args)</text:span><text:span text:style-name="T31">;</text:span><text:span text:style-name="T31"><text:line-break/></text:span><text:span text:style-name="T31"><text:tab/></text:span><text:span text:style-name="T31"> <text:s text:c="3"/></text:span><text:span text:style-name="T37">/*</text:span><text:span text:style-name="T37"><text:line-break/></text:span><text:span text:style-name="T37"><text:tab/></text:span><text:span text:style-name="T37"> <text:s text:c="6"/>return a reference to the controller from the context</text:span><text:span text:style-name="T37"><text:line-break/></text:span><text:span text:style-name="T37"><text:tab/></text:span><text:span text:style-name="T37"> <text:s text:c="6"/>by default the name is the same, bu starts with lowercase</text:span><text:span text:style-name="T37"><text:line-break/></text:span><text:span text:style-name="T37"><text:tab/></text:span><text:span text:style-name="T37"> <text:s text:c="6"/>Must cast as it's an Object type returned</text:span><text:span text:style-name="T37"><text:line-break/></text:span><text:span text:style-name="T37"><text:tab/></text:span><text:span text:style-name="T37"> <text:s text:c="4"/>*/</text:span><text:span text:style-name="T37"><text:line-break/></text:span><text:span text:style-name="T37"><text:tab/></text:span><text:span text:style-name="T37"><text:tab/></text:span><text:span text:style-name="T32">MyController myController = (MyController)ctx.getBean(</text:span><text:span text:style-name="T34">"myController"</text:span><text:span text:style-name="T32">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 Primary Bean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myController.sayHello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7">/*</text:span><text:span text:style-name="T37"><text:line-break/></text:span><text:span text:style-name="T37"><text:tab/></text:span><text:span text:style-name="T37"><text:tab/></text:span><text:span text:style-name="T37"> <text:s/>example of Spring managed dependency injections</text:span><text:span text:style-name="T37"><text:line-break/></text:span><text:span text:style-name="T37"><text:tab/></text:span><text:span text:style-name="T37"><text:tab/></text:span><text:span text:style-name="T37"> <text:s/>One needs to add the tags in the Controllers and Service classes/interfaces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7"> */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2">System.</text:span><text:span text:style-name="T39">out</text:span><text:span text:style-name="T32">.println(</text:span><text:span text:style-name="T34">"------ Property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PropertyInjectionController propertyInjectionController = (PropertyInjectionController) </text:span><text:span text:style-name="T32">ctx.getBean(</text:span><text:span text:style-name="T34">"propertyInjection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propertyInjection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- Sett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etterInjectedController setterInjectedController = (SetterInjectedController) </text:span><text:span text:style-name="T32">ctx.getBean(</text:span><text:span text:style-name="T34">"sette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setterInjected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 Constructor" 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ConstructorInjectedController constructorInjectedController = (ConstructorInjectedController) </text:span><text:span text:style-name="T32">ctx.getBean(</text:span><text:span text:style-name="T34">"constructo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constructorInjectedController.getGreeting())</text:span><text:span text:style-name="T31">;</text:span><text:span text:style-name="T31"><text:line-break/></text:span><text:span text:style-name="T31"><text:tab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7">Spring Profiles- Lesson 38</text:p>
      <text:p text:style-name="P32"/>
      <text:p text:style-name="P36">It allows one to have beans in your configuartion that will take on different characteristics.</text:p>
      <text:p text:style-name="P36"/>
      <text:p text:style-name="P36">Example.</text:p>
      <text:p text:style-name="P36">You could be running H2 database in your development environment</text:p>
      <text:p text:style-name="P36">and MySQL in your production environment.</text:p>
      <text:p text:style-name="P36"/>
      <text:p text:style-name="P36">You are controlling the SQL beans with a specific profile.</text:p>
      <text:p text:style-name="P36">It’s one of the most commonly used features of dependency injection in the Spring Framework.</text:p>
      <text:p text:style-name="P36">Profiles allow you to control your Spring application in different runtime environments.</text:p>
      <text:p text:style-name="P36">It allows your Spring application to behave differently by using Inversion of Control.</text:p>
      <text:p text:style-name="P36"/>
      <text:p text:style-name="P36">Inversion of Control</text:p>
      <text:p text:style-name="P36">• Inversion of Control - aka IoC</text:p>
      <text:p text:style-name="P36">• Is a technique to allow dependencies to be injected at runtime</text:p>
      <text:p text:style-name="P36">• Dependencies are not predetermined</text:p>
      <text:p text:style-name="P36">• Allows the framework to compose the application by controlling which implementation is</text:p>
      <text:p text:style-name="P36">injected</text:p>
      <text:p text:style-name="P36">• Example - H2 in memory data source or MySQL data source</text:p>
      <text:p text:style-name="P36"/>
      <text:p text:style-name="P36"/>
      <text:p text:style-name="P37">Your Spring Application will act acording to the active Profile. (Set in Applications properties File)</text:p>
      <text:p text:style-name="P37"/>
      <text:p text:style-name="P37"/>
      <text:p text:style-name="P38">Application.properties</text:p>
      <text:p text:style-name="P38"/>
      <text:p text:style-name="P38"><text:span text:style-name="T4">spring.profiles.active</text:span><text:span text:style-name="T14">=</text:span><text:span text:style-name="T19">PT</text:span></text:p>
      <text:p text:style-name="P67"/>
      <text:p text:style-name="P67">in the Service classes</text:p>
      <text:p text:style-name="P67"/>
      <text:p text:style-name="P38"><text:span text:style-name="T11">@Profile</text:span><text:span text:style-name="T7">(</text:span><text:span text:style-name="T19">"ES"</text:span><text:span text:style-name="T7">)</text:span><text:line-break/><text:span text:style-name="T11">@Service</text:span><text:span text:style-name="T7">(</text:span><text:span text:style-name="T19">"I18nService"</text:span><text:span text:style-name="T7">)</text:span><text:line-break/><text:span text:style-name="T4">public class </text:span><text:span text:style-name="T7">I18nSpanishGreetingService </text:span><text:span text:style-name="T4">implements </text:span><text:span text:style-name="T7">GreetingService{</text:span></text:p>
      <text:p text:style-name="P67"/>
      <text:p text:style-name="P67"/>
      <text:p text:style-name="P67">in the Controller</text:p>
      <text:p text:style-name="P67"/>
      <text:p text:style-name="P38"><text:span text:style-name="T11">@Controller</text:span><text:line-break/><text:span text:style-name="T4">public class </text:span><text:span text:style-name="T7">I18nController {</text:span><text:line-break/><text:line-break/><text:span text:style-name="T7"> <text:s text:c="3"/></text:span><text:span text:style-name="T4">private final </text:span><text:span text:style-name="T7">GreetingService </text:span><text:span text:style-name="T29">greetingService</text:span><text:span text:style-name="T4">;</text:span><text:line-break/><text:line-break/><text:span text:style-name="T4"> <text:s text:c="3"/>public </text:span><text:span text:style-name="T17">I18nController</text:span><text:span text:style-name="T7">(</text:span><text:span text:style-name="T11">@Qualifier</text:span><text:span text:style-name="T7">(</text:span><text:span text:style-name="T19">"I18nService"</text:span><text:span text:style-name="T7">) GreetingService greetingService) {</text:span><text:line-break/><text:span text:style-name="T7"> <text:s text:c="7"/></text:span><text:span text:style-name="T4">this</text:span><text:span text:style-name="T7">.</text:span><text:span text:style-name="T29">greetingService </text:span><text:span text:style-name="T7">= greetingService</text:span><text:span text:style-name="T4">;</text:span><text:line-break/><text:span text:style-name="T4"> <text:s text:c="3"/></text:span><text:span text:style-name="T7">}</text:span></text:p>
      <text:p text:style-name="P68"/>
      <text:p text:style-name="P69">In the Main method</text:p>
      <text:p text:style-name="P69"/>
      <text:p text:style-name="P39"><text:span text:style-name="T4">public static void </text:span><text:span text:style-name="T17">main</text:span><text:span text:style-name="T7">(String[] args) {</text:span><text:line-break/><text:line-break/><text:span text:style-name="T7"><text:tab/></text:span><text:span text:style-name="T14">//SpringApplication.run(SfgDiApplication.class, args);</text:span><text:line-break/><text:span text:style-name="T14"><text:tab/>// return a context from the application</text:span><text:line-break/><text:span text:style-name="T14"><text:tab/></text:span><text:span text:style-name="T7">ApplicationContext ctx = SpringApplication.</text:span><text:span text:style-name="T9">run</text:span><text:span text:style-name="T7">(SfgDiApplication.</text:span><text:span text:style-name="T4">class, </text:span><text:span text:style-name="T7">args)</text:span><text:span text:style-name="T4">;</text:span><text:line-break/><text:line-break/><text:span text:style-name="T4"><text:tab/></text:span><text:span text:style-name="T7">I18nController i18nController= (I18nController) ctx.getBean(</text:span><text:span text:style-name="T19">"i18nController"</text:span><text:span text:style-name="T7">)</text:span><text:span text:style-name="T4">;</text:span><text:line-break/><text:span text:style-name="T4"><text:tab/></text:span><text:span text:style-name="T7">System.</text:span><text:span text:style-name="T30">out</text:span><text:span text:style-name="T7">.println(i18nController.sayHello())</text:span><text:span text:style-name="T4">;</text:span></text:p>
      <text:p text:style-name="P69"/>
      <text:p text:style-name="P71"/>
      <text:p text:style-name="P39"/>
      <text:p text:style-name="P39"/>
      <text:p text:style-name="P39"/>
      <text:p text:style-name="P69"/>
      <text:p text:style-name="P67"/>
      <text:p text:style-name="P67"/>
      <text:p text:style-name="P38"/>
      <text:p text:style-name="P38"/>
      <text:p text:style-name="P38"/>
      <text:p text:style-name="P38"><draw:frame text:anchor-type="paragraph" draw:z-index="27" draw:name="Shape27" draw:style-name="gr4" draw:text-style-name="P73" svg:width="16.382cm" svg:height="8.395cm" svg:x="-0.183cm" svg:y="0.085cm"><draw:text-box><text:p text:style-name="P72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</text:span><text:span text:style-name="T33"><text:line-break/></text:span><text:span text:style-name="T31">public class </text:span><text:span text:style-name="T32">I18n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5">I18nController</text:span><text:span text:style-name="T32">(</text:span><text:span text:style-name="T33">@Qualifier</text:span><text:span text:style-name="T32">(</text:span><text:span text:style-name="T34">"I18nService"</text:span><text:span text:style-name="T32">) 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sayHello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text:anchor-type="paragraph" draw:z-index="28" draw:name="Shape28" draw:style-name="gr3" draw:text-style-name="P73" svg:width="18.978cm" svg:height="6.167cm" svg:x="-1.314cm" svg:y="0.305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ofil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Profile</text:span><text:span text:style-name="T32">(</text:span><text:span text:style-name="T34">"EN"</text:span><text:span text:style-name="T32">)</text:span><text:span text:style-name="T32"><text:line-break/></text:span><text:span text:style-name="T33">@Service</text:span><text:span text:style-name="T32">(</text:span><text:span text:style-name="T34">"I18nService"</text:span><text:span text:style-name="T32">)</text:span><text:span text:style-name="T32"><text:line-break/></text:span><text:span text:style-name="T31">public class </text:span><text:span text:style-name="T32">I18NEnglish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text:p text:style-name="P72"><text:span text:style-name="T32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text:anchor-type="paragraph" draw:z-index="29" draw:name="Shape29" draw:style-name="gr2" draw:text-style-name="P73" svg:width="16.982cm" svg:height="6.014cm" svg:x="-0.808cm" svg:y="2.909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ofil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Profile</text:span><text:span text:style-name="T32">(</text:span><text:span text:style-name="T34">"PT"</text:span><text:span text:style-name="T32">)</text:span><text:span text:style-name="T32"><text:line-break/></text:span><text:span text:style-name="T33">@Service</text:span><text:span text:style-name="T32">(</text:span><text:span text:style-name="T34">"I18nService"</text:span><text:span text:style-name="T32">)</text:span><text:span text:style-name="T32"><text:line-break/></text:span><text:span text:style-name="T31">public class </text:span><text:span text:style-name="T32">I18nPortuguese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Olá Mundo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4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text:anchor-type="paragraph" draw:z-index="30" draw:name="Shape30" draw:style-name="gr1" draw:text-style-name="P73" svg:width="17.439cm" svg:height="5.756cm" svg:x="-1.362cm" svg:y="0.016cm"><draw:text-box><text:p text:style-name="P72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ofil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Profile</text:span><text:span text:style-name="T32">(</text:span><text:span text:style-name="T34">"ES"</text:span><text:span text:style-name="T32">)</text:span><text:span text:style-name="T32"><text:line-break/></text:span><text:span text:style-name="T33">@Service</text:span><text:span text:style-name="T32">(</text:span><text:span text:style-name="T34">"I18nService"</text:span><text:span text:style-name="T32">)</text:span><text:span text:style-name="T32"><text:line-break/></text:span><text:span text:style-name="T31">public class </text:span><text:span text:style-name="T32">I18nSpanish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ola Mundo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3">You can set a default Profile, só that if its not specified</text:p>
      <text:p text:style-name="P63">in the applications property , then that one will be used</text:p>
      <text:p text:style-name="P63"/>
      <text:p text:style-name="P63"/>
      <text:p text:style-name="P65">below I set the Portuguese Service class as default</text:p>
      <text:p text:style-name="P65"/>
      <text:p text:style-name="P65"><text:span text:style-name="T11">@Profile</text:span><text:span text:style-name="T7">({</text:span><text:span text:style-name="T19">"PT"</text:span><text:span text:style-name="T4">,</text:span><text:span text:style-name="T19">"default"</text:span><text:span text:style-name="T7">})</text:span><text:line-break/><text:span text:style-name="T11">@Service</text:span><text:span text:style-name="T7">(</text:span><text:span text:style-name="T19">"I18nService"</text:span><text:span text:style-name="T7">)</text:span><text:line-break/><text:span text:style-name="T4">public class </text:span><text:span text:style-name="T7">I18nPortugueseGreetingService </text:span><text:span text:style-name="T4">implements </text:span><text:span text:style-name="T7">GreetingService{</text:span></text:p>
      <text:p text:style-name="P65"/>
      <text:p text:style-name="P65"/>
      <text:p text:style-name="P66">And I commement out the properties entry</text:p>
      <text:p text:style-name="P66"/>
      <text:p text:style-name="P66"><text:span text:style-name="T14">#spring.profiles.active=EN</text:span></text:p>
      <text:p text:style-name="P66"/>
      <text:p text:style-name="P66"/>
      <text:p text:style-name="P66">outpts</text:p>
      <text:p text:style-name="P66"/>
      <text:p text:style-name="P66">Olá Mundo</text:p>
      <text:p text:style-name="P66">------ Primary Bean</text:p>
      <text:p text:style-name="P66">Hello world from Primary Bean</text:p>
      <text:p text:style-name="P66">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0T11:14:24.908478406</dc:date>
    <meta:editing-duration>PT2H6M2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19" meta:paragraph-count="119" meta:word-count="930" meta:character-count="6634" meta:non-whitespace-character-count="5675"/>
  </office:meta>
</office:document-meta>
</file>